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01e" officeooo:paragraph-rsid="0006a01e"/>
    </style:style>
    <style:style style:name="P2" style:family="paragraph" style:parent-style-name="Standard">
      <style:text-properties officeooo:rsid="0007f321" officeooo:paragraph-rsid="0007f321"/>
    </style:style>
    <style:style style:name="P3" style:family="paragraph" style:parent-style-name="Standard">
      <style:text-properties officeooo:rsid="0009c239" officeooo:paragraph-rsid="0007f321"/>
    </style:style>
    <style:style style:name="P4" style:family="paragraph" style:parent-style-name="Standard">
      <style:text-properties officeooo:rsid="0009c239" officeooo:paragraph-rsid="0009c239"/>
    </style:style>
    <style:style style:name="P5" style:family="paragraph" style:parent-style-name="Standard">
      <style:text-properties officeooo:rsid="000afdfe" officeooo:paragraph-rsid="000afdfe"/>
    </style:style>
    <style:style style:name="P6" style:family="paragraph" style:parent-style-name="Standard">
      <style:text-properties officeooo:rsid="000b1703" officeooo:paragraph-rsid="000b1703"/>
    </style:style>
    <style:style style:name="P7" style:family="paragraph" style:parent-style-name="Standard">
      <style:text-properties officeooo:rsid="000e6fe0" officeooo:paragraph-rsid="000e6fe0"/>
    </style:style>
    <style:style style:name="P8" style:family="paragraph" style:parent-style-name="Standard">
      <style:paragraph-properties fo:break-before="page"/>
      <style:text-properties officeooo:rsid="0009c239" officeooo:paragraph-rsid="0009c239"/>
    </style:style>
    <style:style style:name="P9" style:family="paragraph" style:parent-style-name="Standard">
      <style:paragraph-properties fo:break-before="page"/>
      <style:text-properties officeooo:rsid="000afdfe" officeooo:paragraph-rsid="000afdfe"/>
    </style:style>
    <style:style style:name="P10" style:family="paragraph" style:parent-style-name="Standard">
      <style:paragraph-properties fo:break-before="page"/>
      <style:text-properties officeooo:rsid="000b1703" officeooo:paragraph-rsid="000b1703"/>
    </style:style>
    <style:style style:name="P11" style:family="paragraph" style:parent-style-name="Text_20_body">
      <style:text-properties officeooo:rsid="000afdfe" officeooo:paragraph-rsid="000afdfe"/>
    </style:style>
    <style:style style:name="P12" style:family="paragraph" style:parent-style-name="Text_20_body">
      <style:paragraph-properties fo:padding="0.049cm" fo:border="0.06pt solid #d9d9e3"/>
    </style:style>
    <style:style style:name="P13" style:family="paragraph" style:parent-style-name="Standard">
      <style:text-properties officeooo:rsid="0007f321" officeooo:paragraph-rsid="0007f321"/>
    </style:style>
    <style:style style:name="P14" style:family="paragraph" style:parent-style-name="Standard">
      <style:text-properties officeooo:rsid="0007f321" officeooo:paragraph-rsid="00100f35"/>
    </style:style>
    <style:style style:name="P15" style:family="paragraph" style:parent-style-name="Standard">
      <style:text-properties officeooo:rsid="00100f35" officeooo:paragraph-rsid="00100f35"/>
    </style:style>
    <style:style style:name="P16" style:family="paragraph" style:parent-style-name="Standard">
      <style:text-properties officeooo:rsid="000b1703" officeooo:paragraph-rsid="000b1703"/>
    </style:style>
    <style:style style:name="P17" style:family="paragraph" style:parent-style-name="Standard">
      <style:text-properties officeooo:rsid="001090c8" officeooo:paragraph-rsid="001090c8"/>
    </style:style>
    <style:style style:name="P18" style:family="paragraph" style:parent-style-name="Standard">
      <style:text-properties officeooo:rsid="00115c17" officeooo:paragraph-rsid="00115c17"/>
    </style:style>
    <style:style style:name="P19" style:family="paragraph" style:parent-style-name="Standard">
      <style:text-properties officeooo:rsid="0011a6d5" officeooo:paragraph-rsid="0011a6d5"/>
    </style:style>
    <style:style style:name="P20" style:family="paragraph" style:parent-style-name="Standard">
      <style:paragraph-properties fo:break-before="page"/>
      <style:text-properties officeooo:rsid="001090c8" officeooo:paragraph-rsid="001090c8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00f35"/>
    </style:style>
    <style:style style:name="T3" style:family="text">
      <style:text-properties officeooo:rsid="00115c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1. Usando Decorator crie uma solução que permita que criemos inúmeras variações para se criar um cachorro quente. Considere que o pão e a salsicha é obrigatório, enquanto maionese, cebola, queijo ralado, mostarda, ketchup etc sejam opcionais.</text:p>
      <text:p text:style-name="P1"/>
      <text:p text:style-name="P1">2. Faça a mesma implementação usando o Composite</text:p>
      <text:p text:style-name="P1"/>
      <text:p text:style-name="P2"><text:span text:style-name="T2">3</text:span>. <text:span text:style-name="T2">Usando Decorator implemente a confecção de vários tipos de pizza.</text:span></text:p>
      <text:p text:style-name="P2"/>
      <text:p text:style-name="P15">4. Implemente a Pizza usando Composite.</text:p>
      <text:p text:style-name="P15"/>
      <text:p text:style-name="P15">5. <text:span text:style-name="T3">No exemplo do Itarador, implemente o previous e o hasPrevious</text:span></text:p>
      <text:p text:style-name="P15"/>
      <text:p text:style-name="P19">85991215862</text:p>
      <text:p text:style-name="P14"/>
      <text:p text:style-name="P6">Decorator 1</text:p>
      <text:p text:style-name="P6"/>
      <text:p text:style-name="P2"/>
      <text:p text:style-name="P2"/>
      <text:p text:style-name="P2">// Componente base (a bebida de café)</text:p>
      <text:p text:style-name="P2">interface Bebida {</text:p>
      <text:p text:style-name="P2"><text:s text:c="4"/>String getDescricao();</text:p>
      <text:p text:style-name="P2"><text:s text:c="4"/>double getCusto();</text:p>
      <text:p text:style-name="P2">}</text:p>
      <text:p text:style-name="P2"/>
      <text:p text:style-name="P2">// Implementação da bebida de café</text:p>
      <text:p text:style-name="P2">class Café implements Bebida {</text:p>
      <text:p text:style-name="P2"><text:s text:c="4"/>@Override</text:p>
      <text:p text:style-name="P2"><text:s text:c="4"/>public String getDescricao() {</text:p>
      <text:p text:style-name="P2"><text:s text:c="8"/>return "Café simples";</text:p>
      <text:p text:style-name="P2"><text:s text:c="4"/>}</text:p>
      <text:p text:style-name="P2"/>
      <text:p text:style-name="P2"><text:s text:c="4"/>@Override</text:p>
      <text:p text:style-name="P2"><text:s text:c="4"/>public double getCusto() {</text:p>
      <text:p text:style-name="P2"><text:s text:c="8"/>return 2.0;</text:p>
      <text:p text:style-name="P2"><text:s text:c="4"/>}</text:p>
      <text:p text:style-name="P2">}</text:p>
      <text:p text:style-name="P2"/>
      <text:p text:style-name="P2">// Decorador base</text:p>
      <text:p text:style-name="P2">abstract class Decorador implements Bebida {</text:p>
      <text:p text:style-name="P2"><text:s text:c="4"/>private Bebida bebidaDecorada;</text:p>
      <text:p text:style-name="P2"/>
      <text:p text:style-name="P2"><text:s text:c="4"/>public Decorador(Bebida bebidaDecorada) {</text:p>
      <text:p text:style-name="P2"><text:s text:c="8"/>this.bebidaDecorada = bebidaDecorada;</text:p>
      <text:p text:style-name="P2"><text:s text:c="4"/>}</text:p>
      <text:p text:style-name="P2"/>
      <text:p text:style-name="P2"><text:s text:c="4"/>@Override</text:p>
      <text:p text:style-name="P2"><text:s text:c="4"/>public String getDescricao() {</text:p>
      <text:p text:style-name="P2"><text:s text:c="8"/>return bebidaDecorada.getDescricao();</text:p>
      <text:p text:style-name="P2"><text:s text:c="4"/>}</text:p>
      <text:p text:style-name="P2"/>
      <text:p text:style-name="P2"><text:soft-page-break/><text:s text:c="4"/>@Override</text:p>
      <text:p text:style-name="P2"><text:s text:c="4"/>public double getCusto() {</text:p>
      <text:p text:style-name="P2"><text:s text:c="8"/>return bebidaDecorada.getCusto();</text:p>
      <text:p text:style-name="P2"><text:s text:c="4"/>}</text:p>
      <text:p text:style-name="P2">}</text:p>
      <text:p text:style-name="P2"/>
      <text:p text:style-name="P2">// Decorador concreto: Leite</text:p>
      <text:p text:style-name="P2">class Leite extends Decorador {</text:p>
      <text:p text:style-name="P2"><text:s text:c="4"/>public Leite(Bebida bebidaDecorada) {</text:p>
      <text:p text:style-name="P2"><text:s text:c="8"/>super(bebidaDecorada);</text:p>
      <text:p text:style-name="P2"><text:s text:c="4"/>}</text:p>
      <text:p text:style-name="P2"/>
      <text:p text:style-name="P2"><text:s text:c="4"/>@Override</text:p>
      <text:p text:style-name="P2"><text:s text:c="4"/>public String getDescricao() {</text:p>
      <text:p text:style-name="P2"><text:s text:c="8"/>return super.getDescricao() + ", com Leite";</text:p>
      <text:p text:style-name="P2"><text:s text:c="4"/>}</text:p>
      <text:p text:style-name="P2"/>
      <text:p text:style-name="P2"><text:s text:c="4"/>@Override</text:p>
      <text:p text:style-name="P2"><text:s text:c="4"/>public double getCusto() {</text:p>
      <text:p text:style-name="P2"><text:s text:c="8"/>return super.getCusto() + 0.5;</text:p>
      <text:p text:style-name="P2"><text:s text:c="4"/>}</text:p>
      <text:p text:style-name="P2">}</text:p>
      <text:p text:style-name="P2"/>
      <text:p text:style-name="P2">// Decorador concreto: Açúcar</text:p>
      <text:p text:style-name="P2">class Acucar extends Decorador {</text:p>
      <text:p text:style-name="P2"><text:s text:c="4"/>public Acucar(Bebida bebidaDecorada) {</text:p>
      <text:p text:style-name="P2"><text:s text:c="8"/>super(bebidaDecorada);</text:p>
      <text:p text:style-name="P2"><text:s text:c="4"/>}</text:p>
      <text:p text:style-name="P2"/>
      <text:p text:style-name="P2"><text:s text:c="4"/>@Override</text:p>
      <text:p text:style-name="P2"><text:s text:c="4"/>public String getDescricao() {</text:p>
      <text:p text:style-name="P2"><text:s text:c="8"/>return super.getDescricao() + ", com Açúcar";</text:p>
      <text:p text:style-name="P2"><text:s text:c="4"/>}</text:p>
      <text:p text:style-name="P2"/>
      <text:p text:style-name="P2"><text:s text:c="4"/>@Override</text:p>
      <text:p text:style-name="P2"><text:s text:c="4"/>public double getCusto() {</text:p>
      <text:p text:style-name="P2"><text:s text:c="8"/>return super.getCusto() + 0.2;</text:p>
      <text:p text:style-name="P2"><text:s text:c="4"/>}</text:p>
      <text:p text:style-name="P2">}</text:p>
      <text:p text:style-name="P2"/>
      <text:p text:style-name="P2">public class Main {</text:p>
      <text:p text:style-name="P2"><text:s text:c="4"/>public static void main(String[] args) {</text:p>
      <text:p text:style-name="P2"><text:s text:c="8"/>// Preparar um café simples</text:p>
      <text:p text:style-name="P2"><text:s text:c="8"/>Bebida meuCafé = new Café();</text:p>
      <text:p text:style-name="P2"/>
      <text:p text:style-name="P2"><text:s text:c="8"/>// Adicionar leite ao café</text:p>
      <text:p text:style-name="P2"><text:s text:c="8"/>meuCafé = new Leite(meuCafé);</text:p>
      <text:p text:style-name="P2"/>
      <text:p text:style-name="P2"><text:s text:c="8"/>// Adicionar açúcar ao café</text:p>
      <text:p text:style-name="P2"><text:s text:c="8"/>meuCafé = new Acucar(meuCafé);</text:p>
      <text:p text:style-name="P2"/>
      <text:p text:style-name="P2"><text:s text:c="8"/>// Imprimir descrição e custo final</text:p>
      <text:p text:style-name="P2"><text:soft-page-break/><text:s text:c="8"/>System.out.println("Bebida: " + meuCafé.getDescricao());</text:p>
      <text:p text:style-name="P2"><text:s text:c="8"/>System.out.println("Custo: $" + meuCafé.getCusto());</text:p>
      <text:p text:style-name="P2"><text:s text:c="4"/>}</text:p>
      <text:p text:style-name="P2">}</text:p>
      <text:p text:style-name="P3">Decorator 2</text:p>
      <text:p text:style-name="P3"/>
      <text:p text:style-name="P3">// Componente base (a mídia)</text:p>
      <text:p text:style-name="P3">interface Midia {</text:p>
      <text:p text:style-name="P3"><text:s text:c="4"/>void reproduzir();</text:p>
      <text:p text:style-name="P3">}</text:p>
      <text:p text:style-name="P3"/>
      <text:p text:style-name="P3">// Implementação da mídia: Vídeo</text:p>
      <text:p text:style-name="P3">class Video implements Midia {</text:p>
      <text:p text:style-name="P3"><text:s text:c="4"/>private String titulo;</text:p>
      <text:p text:style-name="P3"/>
      <text:p text:style-name="P3"><text:s text:c="4"/>public Video(String titulo) {</text:p>
      <text:p text:style-name="P3"><text:s text:c="8"/>this.titulo = titulo;</text:p>
      <text:p text:style-name="P3"><text:s text:c="4"/>}</text:p>
      <text:p text:style-name="P3"/>
      <text:p text:style-name="P3"><text:s text:c="4"/>@Override</text:p>
      <text:p text:style-name="P3"><text:s text:c="4"/>public void reproduzir() {</text:p>
      <text:p text:style-name="P3"><text:s text:c="8"/>System.out.println("Reproduzindo vídeo: " + titulo);</text:p>
      <text:p text:style-name="P3"><text:s text:c="4"/>}</text:p>
      <text:p text:style-name="P3">}</text:p>
      <text:p text:style-name="P3"/>
      <text:p text:style-name="P3">// Decorador base</text:p>
      <text:p text:style-name="P3">abstract class DecoradorMidia implements Midia {</text:p>
      <text:p text:style-name="P3"><text:s text:c="4"/>private Midia midiaDecorada;</text:p>
      <text:p text:style-name="P3"/>
      <text:p text:style-name="P3"><text:s text:c="4"/>public DecoradorMidia(Midia midiaDecorada) {</text:p>
      <text:p text:style-name="P3"><text:s text:c="8"/>this.midiaDecorada = midiaDecorada;</text:p>
      <text:p text:style-name="P3"><text:s text:c="4"/>}</text:p>
      <text:p text:style-name="P3"/>
      <text:p text:style-name="P3"><text:s text:c="4"/>@Override</text:p>
      <text:p text:style-name="P3"><text:s text:c="4"/>public void reproduzir() {</text:p>
      <text:p text:style-name="P3"><text:s text:c="8"/>midiaDecorada.reproduzir();</text:p>
      <text:p text:style-name="P3"><text:s text:c="4"/>}</text:p>
      <text:p text:style-name="P3">}</text:p>
      <text:p text:style-name="P3"/>
      <text:p text:style-name="P3"/>
      <text:p text:style-name="P3"/>
      <text:p text:style-name="P3">// Decorador concreto: Adicionar legendas</text:p>
      <text:p text:style-name="P3">class LegendasDecorator extends DecoradorMidia {</text:p>
      <text:p text:style-name="P3"><text:s text:c="4"/>public LegendasDecorator(Midia midiaDecorada) {</text:p>
      <text:p text:style-name="P3"><text:s text:c="8"/>super(midiaDecorada);</text:p>
      <text:p text:style-name="P3"><text:s text:c="4"/>}</text:p>
      <text:p text:style-name="P3"/>
      <text:p text:style-name="P3"><text:s text:c="4"/>@Override</text:p>
      <text:p text:style-name="P3"><text:s text:c="4"/>public void reproduzir() {</text:p>
      <text:p text:style-name="P3"><text:s text:c="8"/>super.reproduzir();</text:p>
      <text:p text:style-name="P3"><text:s text:c="8"/>System.out.println("Legendas estão ativadas");</text:p>
      <text:p text:style-name="P3"><text:s text:c="4"/>}</text:p>
      <text:p text:style-name="P3"><text:soft-page-break/>}</text:p>
      <text:p text:style-name="P3"/>
      <text:p text:style-name="P3">// Decorador concreto: Controle de qualidade de vídeo</text:p>
      <text:p text:style-name="P3">class QualidadeVideoDecorator extends DecoradorMidia {</text:p>
      <text:p text:style-name="P3"><text:s text:c="4"/>public QualidadeVideoDecorator(Midia midiaDecorada) {</text:p>
      <text:p text:style-name="P3"><text:s text:c="8"/>super(midiaDecorada);</text:p>
      <text:p text:style-name="P3"><text:s text:c="4"/>}</text:p>
      <text:p text:style-name="P3"/>
      <text:p text:style-name="P3"><text:s text:c="4"/>@Override</text:p>
      <text:p text:style-name="P3"><text:s text:c="4"/>public void reproduzir() {</text:p>
      <text:p text:style-name="P3"><text:s text:c="8"/>super.reproduzir();</text:p>
      <text:p text:style-name="P3"><text:s text:c="8"/>System.out.println("Qualidade de vídeo aprimorada");</text:p>
      <text:p text:style-name="P3"><text:s text:c="4"/>}</text:p>
      <text:p text:style-name="P3">}</text:p>
      <text:p text:style-name="P3"/>
      <text:p text:style-name="P3">// Decorador concreto: Adicionar anúncios</text:p>
      <text:p text:style-name="P3">class AnunciosDecorator extends DecoradorMidia {</text:p>
      <text:p text:style-name="P3"><text:s text:c="4"/>public AnunciosDecorator(Midia midiaDecorada) {</text:p>
      <text:p text:style-name="P3"><text:s text:c="8"/>super(midiaDecorada);</text:p>
      <text:p text:style-name="P3"><text:s text:c="4"/>}</text:p>
      <text:p text:style-name="P3"/>
      <text:p text:style-name="P3"><text:s text:c="4"/>@Override</text:p>
      <text:p text:style-name="P3"><text:s text:c="4"/>public void reproduzir() {</text:p>
      <text:p text:style-name="P3"><text:s text:c="8"/>super.reproduzir();</text:p>
      <text:p text:style-name="P3"><text:s text:c="8"/>System.out.println("Anúncios estão sendo exibidos");</text:p>
      <text:p text:style-name="P3"><text:s text:c="4"/>}</text:p>
      <text:p text:style-name="P3">}</text:p>
      <text:p text:style-name="P3"/>
      <text:p text:style-name="P3">public class Main {</text:p>
      <text:p text:style-name="P3"><text:s text:c="4"/>public static void main(String[] args) {</text:p>
      <text:p text:style-name="P3"><text:s text:c="8"/>// Criar um vídeo</text:p>
      <text:p text:style-name="P3"><text:s text:c="8"/>Midia video = new Video("Exemplo de Vídeo");</text:p>
      <text:p text:style-name="P3"/>
      <text:p text:style-name="P3"><text:s text:c="8"/>// Adicionar funcionalidades ao vídeo</text:p>
      <text:p text:style-name="P3"><text:s text:c="8"/>video = new LegendasDecorator(video);</text:p>
      <text:p text:style-name="P3"><text:s text:c="8"/>video = new QualidadeVideoDecorator(video);</text:p>
      <text:p text:style-name="P3"><text:s text:c="8"/>video = new AnunciosDecorator(video);</text:p>
      <text:p text:style-name="P3"/>
      <text:p text:style-name="P3"><text:s text:c="8"/>// Reproduzir a mídia decorada</text:p>
      <text:p text:style-name="P3"><text:s text:c="8"/>video.reproduzir();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8">Decorator 3</text:p>
      <text:p text:style-name="P4"/>
      <text:p text:style-name="P4"/>
      <text:p text:style-name="P4">// Componente base (a janela)</text:p>
      <text:p text:style-name="P4">interface Janela {</text:p>
      <text:p text:style-name="P4"><text:s text:c="4"/>void desenhar();</text:p>
      <text:p text:style-name="P4">}</text:p>
      <text:p text:style-name="P4"/>
      <text:p text:style-name="P4">// Implementação da janela: Janela Simples</text:p>
      <text:p text:style-name="P4">class JanelaSimples implements Janela {</text:p>
      <text:p text:style-name="P4"><text:s text:c="4"/>@Override</text:p>
      <text:p text:style-name="P4"><text:s text:c="4"/>public void desenhar() {</text:p>
      <text:p text:style-name="P4"><text:s text:c="8"/>System.out.println("Desenhando uma janela simples");</text:p>
      <text:p text:style-name="P4"><text:s text:c="4"/>}</text:p>
      <text:p text:style-name="P4">}</text:p>
      <text:p text:style-name="P4"/>
      <text:p text:style-name="P4"/>
      <text:p text:style-name="P4">// Decorador concreto: Adicionar uma barra de ferramentas</text:p>
      <text:p text:style-name="P4">class BarraFerramentasDecorator implements Janela {</text:p>
      <text:p text:style-name="P4"><text:s text:c="4"/>private Janela janelaDecorada;</text:p>
      <text:p text:style-name="P4"/>
      <text:p text:style-name="P4"><text:s text:c="4"/>public BarraFerramentasDecorator(Janela janelaDecorada) {</text:p>
      <text:p text:style-name="P4"><text:s text:c="8"/>this.janelaDecorada = janelaDecorada;</text:p>
      <text:p text:style-name="P4"><text:s text:c="4"/>}</text:p>
      <text:p text:style-name="P4"/>
      <text:p text:style-name="P4"><text:s text:c="4"/>@Override</text:p>
      <text:p text:style-name="P4"><text:s text:c="4"/>public void desenhar() {</text:p>
      <text:p text:style-name="P4"><text:s text:c="8"/>janelaDecorada.desenhar();</text:p>
      <text:p text:style-name="P4"><text:s text:c="8"/>System.out.println("Adicionando barra de ferramentas à janela");</text:p>
      <text:p text:style-name="P4"><text:s text:c="4"/>}</text:p>
      <text:p text:style-name="P4">}</text:p>
      <text:p text:style-name="P4"/>
      <text:p text:style-name="P4">// Decorador concreto: Adicionar borda</text:p>
      <text:p text:style-name="P4">class BordaDecorator implements Janela {</text:p>
      <text:p text:style-name="P4"><text:s text:c="4"/>private Janela janelaDecorada;</text:p>
      <text:p text:style-name="P4"/>
      <text:p text:style-name="P4"><text:s text:c="4"/>public BordaDecorator(Janela janelaDecorada) {</text:p>
      <text:p text:style-name="P4"><text:s text:c="8"/>this.janelaDecorada = janelaDecorada;</text:p>
      <text:p text:style-name="P4"><text:s text:c="4"/>}</text:p>
      <text:p text:style-name="P4"/>
      <text:p text:style-name="P4"><text:s text:c="4"/>@Override</text:p>
      <text:p text:style-name="P4"><text:s text:c="4"/>public void desenhar() {</text:p>
      <text:p text:style-name="P4"><text:s text:c="8"/>janelaDecorada.desenhar();</text:p>
      <text:p text:style-name="P4"><text:s text:c="8"/>System.out.println("Adicionando borda à janela");</text:p>
      <text:p text:style-name="P4"><text:s text:c="4"/>}</text:p>
      <text:p text:style-name="P4">}</text:p>
      <text:p text:style-name="P4"/>
      <text:p text:style-name="P4">// Decorador concreto: Adicionar sombra</text:p>
      <text:p text:style-name="P4">class SombraDecorator implements Janela {</text:p>
      <text:p text:style-name="P4"><text:s text:c="4"/>private Janela janelaDecorada;</text:p>
      <text:p text:style-name="P4"/>
      <text:p text:style-name="P4"><text:s text:c="4"/>public SombraDecorator(Janela janelaDecorada) {</text:p>
      <text:p text:style-name="P4"><text:soft-page-break/><text:s text:c="8"/>this.janelaDecorada = janelaDecorada;</text:p>
      <text:p text:style-name="P4"><text:s text:c="4"/>}</text:p>
      <text:p text:style-name="P4"/>
      <text:p text:style-name="P4"><text:s text:c="4"/>@Override</text:p>
      <text:p text:style-name="P4"><text:s text:c="4"/>public void desenhar() {</text:p>
      <text:p text:style-name="P4"><text:s text:c="8"/>janelaDecorada.desenhar();</text:p>
      <text:p text:style-name="P4"><text:s text:c="8"/>System.out.println("Adicionando sombra à janela");</text:p>
      <text:p text:style-name="P4"><text:s text:c="4"/>}</text:p>
      <text:p text:style-name="P4">}</text:p>
      <text:p text:style-name="P4"/>
      <text:p text:style-name="P4"/>
      <text:p text:style-name="P4">public class Main {</text:p>
      <text:p text:style-name="P4"><text:s text:c="4"/>public static void main(String[] args) {</text:p>
      <text:p text:style-name="P4"><text:s text:c="8"/>// Criar uma janela simples</text:p>
      <text:p text:style-name="P4"><text:s text:c="8"/>Janela janela = new JanelaSimples();</text:p>
      <text:p text:style-name="P4"/>
      <text:p text:style-name="P4"><text:s text:c="8"/>// Adicionar funcionalidades à janela</text:p>
      <text:p text:style-name="P4"><text:s text:c="8"/>janela = new BarraFerramentasDecorator(janela);</text:p>
      <text:p text:style-name="P4"><text:s text:c="8"/>janela = new BordaDecorator(janela);</text:p>
      <text:p text:style-name="P4"><text:s text:c="8"/>janela = new SombraDecorator(janela);</text:p>
      <text:p text:style-name="P4"/>
      <text:p text:style-name="P4"><text:s text:c="8"/>// Desenhar a janela decorada</text:p>
      <text:p text:style-name="P4"><text:s text:c="8"/>janela.desenhar();</text:p>
      <text:p text:style-name="P4"><text:s text:c="4"/>}</text:p>
      <text:p text:style-name="P4">}</text:p>
      <text:p text:style-name="P4"/>
      <text:p text:style-name="P4"/>
      <text:p text:style-name="P4"/>
      <text:p text:style-name="P8">Composite 1</text:p>
      <text:p text:style-name="P4"/>
      <text:p text:style-name="P4">public interface FormaGeometrica {</text:p>
      <text:p text:style-name="P4"><text:s text:c="4"/>void desenhar();</text:p>
      <text:p text:style-name="P4">}</text:p>
      <text:p text:style-name="P4"/>
      <text:p text:style-name="P4">public class Circulo implements FormaGeometrica {</text:p>
      <text:p text:style-name="P4"><text:s text:c="4"/>@Override</text:p>
      <text:p text:style-name="P4"><text:s text:c="4"/>public void desenhar() {</text:p>
      <text:p text:style-name="P4"><text:s text:c="8"/>System.out.println("Desenhando um círculo");</text:p>
      <text:p text:style-name="P4"><text:s text:c="4"/>}</text:p>
      <text:p text:style-name="P4">}</text:p>
      <text:p text:style-name="P4"/>
      <text:p text:style-name="P4">public class Retangulo implements FormaGeometrica {</text:p>
      <text:p text:style-name="P4"><text:s text:c="4"/>@Override</text:p>
      <text:p text:style-name="P4"><text:s text:c="4"/>public void desenhar() {</text:p>
      <text:p text:style-name="P4"><text:s text:c="8"/>System.out.println("Desenhando um retângulo");</text:p>
      <text:p text:style-name="P4"><text:s text:c="4"/>}</text:p>
      <text:p text:style-name="P4">}</text:p>
      <text:p text:style-name="P4"/>
      <text:p text:style-name="P4"/>
      <text:p text:style-name="P4">import java.util.ArrayList;</text:p>
      <text:p text:style-name="P4">import java.util.List;</text:p>
      <text:p text:style-name="P4"/>
      <text:p text:style-name="P4">public class GrupoFormas implements FormaGeometrica {</text:p>
      <text:p text:style-name="P4"><text:s text:c="4"/>private List&lt;FormaGeometrica&gt; formas = new ArrayList&lt;&gt;();</text:p>
      <text:p text:style-name="P4"/>
      <text:p text:style-name="P4"><text:s text:c="4"/>@Override</text:p>
      <text:p text:style-name="P4"><text:s text:c="4"/>public void desenhar() {</text:p>
      <text:p text:style-name="P4"><text:s text:c="8"/>System.out.println("Desenhando um grupo de formas:");</text:p>
      <text:p text:style-name="P4"><text:s text:c="8"/>for (FormaGeometrica forma : formas) {</text:p>
      <text:p text:style-name="P4"><text:s text:c="12"/>forma.desenhar();</text:p>
      <text:p text:style-name="P4"><text:s text:c="8"/>}</text:p>
      <text:p text:style-name="P4"><text:s text:c="4"/>}</text:p>
      <text:p text:style-name="P4"/>
      <text:p text:style-name="P4"><text:s text:c="4"/>public void adicionarForma(FormaGeometrica forma) {</text:p>
      <text:p text:style-name="P4"><text:s text:c="8"/>formas.add(forma);</text:p>
      <text:p text:style-name="P4"><text:s text:c="4"/>}</text:p>
      <text:p text:style-name="P4"/>
      <text:p text:style-name="P4"><text:s text:c="4"/>public void removerForma(FormaGeometrica forma) {</text:p>
      <text:p text:style-name="P4"><text:s text:c="8"/>formas.remove(forma);</text:p>
      <text:p text:style-name="P4"><text:s text:c="4"/>}</text:p>
      <text:p text:style-name="P4">}</text:p>
      <text:p text:style-name="P4"/>
      <text:p text:style-name="P4">public class Main {</text:p>
      <text:p text:style-name="P4"><text:s text:c="4"/>public static void main(String[] args) {</text:p>
      <text:p text:style-name="P4"><text:s text:c="8"/>// Criar formas individuais</text:p>
      <text:p text:style-name="P4"><text:s text:c="8"/>FormaGeometrica circulo = new Circulo();</text:p>
      <text:p text:style-name="P4"><text:s text:c="8"/>FormaGeometrica retangulo = new Retangulo();</text:p>
      <text:p text:style-name="P4"/>
      <text:p text:style-name="P4"><text:s text:c="8"/>// Criar um grupo de formas</text:p>
      <text:p text:style-name="P4"><text:s text:c="8"/>GrupoFormas grupo = new GrupoFormas();</text:p>
      <text:p text:style-name="P4"><text:soft-page-break/><text:s text:c="8"/>grupo.adicionarForma(circulo);</text:p>
      <text:p text:style-name="P4"><text:s text:c="8"/>grupo.adicionarForma(retangulo);</text:p>
      <text:p text:style-name="P4"/>
      <text:p text:style-name="P4"><text:s text:c="8"/>// Desenhar formas individuais e o grupo</text:p>
      <text:p text:style-name="P4"><text:s text:c="8"/>System.out.println("Desenhando formas individuais:");</text:p>
      <text:p text:style-name="P4"><text:s text:c="8"/>circulo.desenhar();</text:p>
      <text:p text:style-name="P4"><text:s text:c="8"/>retangulo.desenhar();</text:p>
      <text:p text:style-name="P4"/>
      <text:p text:style-name="P4"><text:s text:c="8"/>System.out.println("\nDesenhando o grupo de formas:");</text:p>
      <text:p text:style-name="P4"><text:s text:c="8"/>grupo.desenhar();</text:p>
      <text:p text:style-name="P4"><text:s text:c="4"/>}</text:p>
      <text:p text:style-name="P4">}</text:p>
      <text:p text:style-name="P4"/>
      <text:p text:style-name="P7">85 991215862</text:p>
      <text:p text:style-name="P4"/>
      <text:p text:style-name="P4"/>
      <text:p text:style-name="P4"/>
      <text:p text:style-name="P8">Composite 2</text:p>
      <text:p text:style-name="P4"/>
      <text:p text:style-name="P4">public interface Funcionario {</text:p>
      <text:p text:style-name="P4"><text:s text:c="4"/>void exibirDetalhes();</text:p>
      <text:p text:style-name="P4">}</text:p>
      <text:p text:style-name="P4"/>
      <text:p text:style-name="P4">public class Empregado implements Funcionario {</text:p>
      <text:p text:style-name="P4"><text:s text:c="4"/>private String nome;</text:p>
      <text:p text:style-name="P4"><text:s text:c="4"/>private String cargo;</text:p>
      <text:p text:style-name="P4"/>
      <text:p text:style-name="P4"><text:s text:c="4"/>public Empregado(String nome, String cargo) {</text:p>
      <text:p text:style-name="P4"><text:s text:c="8"/>this.nome = nome;</text:p>
      <text:p text:style-name="P4"><text:s text:c="8"/>this.cargo = cargo;</text:p>
      <text:p text:style-name="P4"><text:s text:c="4"/>}</text:p>
      <text:p text:style-name="P4"/>
      <text:p text:style-name="P4"><text:s text:c="4"/>@Override</text:p>
      <text:p text:style-name="P4"><text:s text:c="4"/>public void exibirDetalhes() {</text:p>
      <text:p text:style-name="P4"><text:s text:c="8"/>System.out.println("Nome: " + nome + ", Cargo: " + cargo);</text:p>
      <text:p text:style-name="P4"><text:s text:c="4"/>}</text:p>
      <text:p text:style-name="P4">}</text:p>
      <text:p text:style-name="P4"/>
      <text:p text:style-name="P4"/>
      <text:p text:style-name="P4"/>
      <text:p text:style-name="P4">import java.util.ArrayList;</text:p>
      <text:p text:style-name="P4">import java.util.List;</text:p>
      <text:p text:style-name="P4"/>
      <text:p text:style-name="P4">public class Departamento implements Funcionario {</text:p>
      <text:p text:style-name="P4"><text:s text:c="4"/>private String nome;</text:p>
      <text:p text:style-name="P4"><text:s text:c="4"/>private List&lt;Funcionario&gt; membros = new ArrayList&lt;&gt;();</text:p>
      <text:p text:style-name="P4"/>
      <text:p text:style-name="P4"><text:s text:c="4"/>public Departamento(String nome) {</text:p>
      <text:p text:style-name="P4"><text:s text:c="8"/>this.nome = nome;</text:p>
      <text:p text:style-name="P4"><text:s text:c="4"/>}</text:p>
      <text:p text:style-name="P4"/>
      <text:p text:style-name="P4"><text:s text:c="4"/>public void adicionarMembro(Funcionario funcionario) {</text:p>
      <text:p text:style-name="P4"><text:s text:c="8"/>membros.add(funcionario);</text:p>
      <text:p text:style-name="P4"><text:s text:c="4"/>}</text:p>
      <text:p text:style-name="P4"/>
      <text:p text:style-name="P4"><text:s text:c="4"/>public void removerMembro(Funcionario funcionario) {</text:p>
      <text:p text:style-name="P4"><text:s text:c="8"/>membros.remove(funcionario);</text:p>
      <text:p text:style-name="P4"><text:s text:c="4"/>}</text:p>
      <text:p text:style-name="P4"/>
      <text:p text:style-name="P4"><text:s text:c="4"/>@Override</text:p>
      <text:p text:style-name="P4"><text:s text:c="4"/>public void exibirDetalhes() {</text:p>
      <text:p text:style-name="P4"><text:s text:c="8"/>System.out.println("Departamento: " + nome);</text:p>
      <text:p text:style-name="P4"><text:s text:c="8"/>System.out.println("Membros:");</text:p>
      <text:p text:style-name="P4"><text:s text:c="8"/>for (Funcionario funcionario : membros) {</text:p>
      <text:p text:style-name="P4"><text:s text:c="12"/>funcionario.exibirDetalhes();</text:p>
      <text:p text:style-name="P4"><text:s text:c="8"/>}</text:p>
      <text:p text:style-name="P4"><text:s text:c="4"/>}</text:p>
      <text:p text:style-name="P4">}</text:p>
      <text:p text:style-name="P4"/>
      <text:p text:style-name="P4"><text:soft-page-break/></text:p>
      <text:p text:style-name="P4">public class Main {</text:p>
      <text:p text:style-name="P4"><text:s text:c="4"/>public static void main(String[] args) {</text:p>
      <text:p text:style-name="P4"><text:s text:c="8"/>Funcionario john = new Empregado("John", "Desenvolvedor");</text:p>
      <text:p text:style-name="P4"><text:s text:c="8"/>Funcionario alice = new Empregado("Alice", "Designer");</text:p>
      <text:p text:style-name="P4"/>
      <text:p text:style-name="P4"><text:s text:c="8"/>Departamento desenvolvimento = new Departamento("Desenvolvimento");</text:p>
      <text:p text:style-name="P4"><text:s text:c="8"/>desenvolvimento.adicionarMembro(john);</text:p>
      <text:p text:style-name="P4"><text:s text:c="8"/>desenvolvimento.adicionarMembro(alice);</text:p>
      <text:p text:style-name="P4"/>
      <text:p text:style-name="P4"><text:s text:c="8"/>Funcionario bob = new Empregado("Bob", "Gerente");</text:p>
      <text:p text:style-name="P4"><text:s text:c="8"/>Funcionario charlie = new Empregado("Charlie", "Designer");</text:p>
      <text:p text:style-name="P4"/>
      <text:p text:style-name="P4"><text:s text:c="8"/>Departamento gerencia = new Departamento("Gerência");</text:p>
      <text:p text:style-name="P4"><text:s text:c="8"/>gerencia.adicionarMembro(bob);</text:p>
      <text:p text:style-name="P4"><text:s text:c="8"/>gerencia.adicionarMembro(charlie);</text:p>
      <text:p text:style-name="P4"/>
      <text:p text:style-name="P4"><text:s text:c="8"/>Departamento empresa = new Departamento("Empresa");</text:p>
      <text:p text:style-name="P4"><text:s text:c="8"/>empresa.adicionarMembro(desenvolvimento);</text:p>
      <text:p text:style-name="P4"><text:s text:c="8"/>empresa.adicionarMembro(gerencia);</text:p>
      <text:p text:style-name="P4"/>
      <text:p text:style-name="P4"><text:s text:c="8"/>// Exibir a estrutura da empresa</text:p>
      <text:p text:style-name="P4"><text:s text:c="8"/>empresa.exibirDetalhes();</text:p>
      <text:p text:style-name="P4"><text:s text:c="4"/>}</text:p>
      <text:p text:style-name="P4">}</text:p>
      <text:p text:style-name="P4"/>
      <text:p text:style-name="P4"/>
      <text:p text:style-name="P1"/>
      <text:p text:style-name="P1"/>
      <text:p text:style-name="P1"/>
      <text:p text:style-name="P9">Adapter 1</text:p>
      <text:p text:style-name="P11"/>
      <text:p text:style-name="P11">Suponha que você tenha duas bibliotecas de gráficos, uma chamada <text:span text:style-name="Source_20_Text"><text:span text:style-name="T1">GraphicsLibraryA</text:span></text:span> e outra chamada <text:span text:style-name="Source_20_Text"><text:span text:style-name="T1">GraphicsLibraryB</text:span></text:span>, cada uma com sua própria interface para desenhar formas. No entanto, você está desenvolvendo um sistema de renderização gráfica que espera uma interface unificada.</text:p>
      <text:p text:style-name="P12">Primeiro, defina a interface unificada <text:span text:style-name="Source_20_Text"><text:span text:style-name="T1">Renderer</text:span></text:span> que seu sistema de renderização gráfica espera:</text:p>
      <text:p text:style-name="P5"/>
      <text:p text:style-name="P5"/>
      <text:p text:style-name="P5">public interface Renderer {</text:p>
      <text:p text:style-name="P5"><text:s text:c="4"/>void renderizarCirculo(int x, int y, int raio);</text:p>
      <text:p text:style-name="P5"><text:s text:c="4"/>void renderizarRetangulo(int x, int y, int largura, int altura);</text:p>
      <text:p text:style-name="P5">}</text:p>
      <text:p text:style-name="P5"/>
      <text:p text:style-name="P5">public class AdapterGraphicsLibraryA implements Renderer {</text:p>
      <text:p text:style-name="P5"><text:s text:c="4"/>private GraphicsLibraryA graphicsLibraryA;</text:p>
      <text:p text:style-name="P5"/>
      <text:p text:style-name="P5"><text:s text:c="4"/>public AdapterGraphicsLibraryA(GraphicsLibraryA graphicsLibraryA) {</text:p>
      <text:p text:style-name="P5"><text:s text:c="8"/>this.graphicsLibraryA = graphicsLibraryA;</text:p>
      <text:p text:style-name="P5"><text:s text:c="4"/>}</text:p>
      <text:p text:style-name="P5"/>
      <text:p text:style-name="P5"><text:s text:c="4"/>@Override</text:p>
      <text:p text:style-name="P5"><text:s text:c="4"/>public void renderizarCirculo(int x, int y, int raio) {</text:p>
      <text:p text:style-name="P5"><text:s text:c="8"/>// Adaptar chamada para renderizar um círculo usando GraphicsLibraryA</text:p>
      <text:p text:style-name="P5"><text:s text:c="8"/>graphicsLibraryA.drawCircle(x, y, raio);</text:p>
      <text:p text:style-name="P5"><text:s text:c="4"/>}</text:p>
      <text:p text:style-name="P5"/>
      <text:p text:style-name="P5"><text:s text:c="4"/>@Override</text:p>
      <text:p text:style-name="P5"><text:s text:c="4"/>public void renderizarRetangulo(int x, int y, int largura, int altura) {</text:p>
      <text:p text:style-name="P5"><text:s text:c="8"/>// Adaptar chamada para renderizar um retângulo usando GraphicsLibraryA</text:p>
      <text:p text:style-name="P5"><text:s text:c="8"/>graphicsLibraryA.drawRect(x, y, largura, altura);</text:p>
      <text:p text:style-name="P5"><text:s text:c="4"/>}</text:p>
      <text:p text:style-name="P5">}</text:p>
      <text:p text:style-name="P5"/>
      <text:p text:style-name="P5">public class AdapterGraphicsLibraryB implements Renderer {</text:p>
      <text:p text:style-name="P5"><text:s text:c="4"/>private GraphicsLibraryB graphicsLibraryB;</text:p>
      <text:p text:style-name="P5"/>
      <text:p text:style-name="P5"><text:s text:c="4"/>public AdapterGraphicsLibraryB(GraphicsLibraryB graphicsLibraryB) {</text:p>
      <text:p text:style-name="P5"><text:s text:c="8"/>this.graphicsLibraryB = graphicsLibraryB;</text:p>
      <text:p text:style-name="P5"><text:s text:c="4"/>}</text:p>
      <text:p text:style-name="P5"/>
      <text:p text:style-name="P5"><text:s text:c="4"/>@Override</text:p>
      <text:p text:style-name="P5"><text:s text:c="4"/>public void renderizarCirculo(int x, int y, int raio) {</text:p>
      <text:p text:style-name="P5"><text:s text:c="8"/>// Adaptar chamada para renderizar um círculo usando GraphicsLibraryB</text:p>
      <text:p text:style-name="P5"><text:s text:c="8"/>graphicsLibraryB.drawCircle(x, y, raio);</text:p>
      <text:p text:style-name="P5"><text:s text:c="4"/>}</text:p>
      <text:p text:style-name="P5"/>
      <text:p text:style-name="P5"><text:s text:c="4"/>@Override</text:p>
      <text:p text:style-name="P5"><text:s text:c="4"/>public void renderizarRetangulo(int x, int y, int largura, int altura) {</text:p>
      <text:p text:style-name="P5"><text:soft-page-break/><text:s text:c="8"/>// Adaptar chamada para renderizar um retângulo usando GraphicsLibraryB</text:p>
      <text:p text:style-name="P5"><text:s text:c="8"/>graphicsLibraryB.drawRectangle(x, y, largura, altura);</text:p>
      <text:p text:style-name="P5"><text:s text:c="4"/>}</text:p>
      <text:p text:style-name="P5">}</text:p>
      <text:p text:style-name="P5"/>
      <text:p text:style-name="P5">public class Main {</text:p>
      <text:p text:style-name="P5"><text:s text:c="4"/>public static void main(String[] args) {</text:p>
      <text:p text:style-name="P5"><text:s text:c="8"/>// Use o adaptador para GraphicsLibraryA</text:p>
      <text:p text:style-name="P5"><text:s text:c="8"/>Renderer rendererA = new AdapterGraphicsLibraryA(new GraphicsLibraryA());</text:p>
      <text:p text:style-name="P5"><text:s text:c="8"/>rendererA.renderizarCirculo(10, 10, 5);</text:p>
      <text:p text:style-name="P5"><text:s text:c="8"/>rendererA.renderizarRetangulo(20, 20, 30, 40);</text:p>
      <text:p text:style-name="P5"/>
      <text:p text:style-name="P5"><text:s text:c="8"/>// Use o adaptador para GraphicsLibraryB</text:p>
      <text:p text:style-name="P5"><text:s text:c="8"/>Renderer rendererB = new AdapterGraphicsLibraryB(new GraphicsLibraryB());</text:p>
      <text:p text:style-name="P5"><text:s text:c="8"/>rendererB.renderizarCirculo(15, 15, 7);</text:p>
      <text:p text:style-name="P5"><text:s text:c="8"/>rendererB.renderizarRetangulo(30, 30, 20, 25);</text:p>
      <text:p text:style-name="P5"><text:s text:c="4"/>}</text:p>
      <text:p text:style-name="P5">}</text:p>
      <text:p text:style-name="P5"/>
      <text:p text:style-name="P5"/>
      <text:p text:style-name="P9">adaptaer 2</text:p>
      <text:p text:style-name="P5"/>
      <text:p text:style-name="P5"/>
      <text:p text:style-name="P5">public interface ServicoTraducaoTerceiro {</text:p>
      <text:p text:style-name="P5"><text:s text:c="4"/>String traduzir(String texto, String idiomaOrigem, String idiomaDestino);</text:p>
      <text:p text:style-name="P5">}</text:p>
      <text:p text:style-name="P5"/>
      <text:p text:style-name="P5">public class ServicoTraducaoExterno {</text:p>
      <text:p text:style-name="P5"><text:s text:c="4"/>public String translate(String text, String sourceLanguage, String targetLanguage) {</text:p>
      <text:p text:style-name="P5"><text:s text:c="8"/>System.out.println("Traduzindo texto de " + sourceLanguage + " para " + targetLanguage);</text:p>
      <text:p text:style-name="P5"><text:s text:c="8"/>// Lógica de tradução real</text:p>
      <text:p text:style-name="P5"><text:s text:c="8"/>return "Texto traduzido";</text:p>
      <text:p text:style-name="P5"><text:s text:c="4"/>}</text:p>
      <text:p text:style-name="P5">}</text:p>
      <text:p text:style-name="P5"/>
      <text:p text:style-name="P5">public class AdaptadorServicoTraducao implements ServicoTraducaoTerceiro {</text:p>
      <text:p text:style-name="P5"><text:s text:c="4"/>private ServicoTraducaoExterno servicoTraducaoExterno;</text:p>
      <text:p text:style-name="P5"/>
      <text:p text:style-name="P5"><text:s text:c="4"/>public AdaptadorServicoTraducao() {</text:p>
      <text:p text:style-name="P5"><text:s text:c="8"/>this.servicoTraducaoExterno = new ServicoTraducaoExterno();</text:p>
      <text:p text:style-name="P5"><text:s text:c="4"/>}</text:p>
      <text:p text:style-name="P5"/>
      <text:p text:style-name="P5"><text:s text:c="4"/>@Override</text:p>
      <text:p text:style-name="P5"><text:s text:c="4"/>public String traduzir(String texto, String idiomaOrigem, String idiomaDestino) {</text:p>
      <text:p text:style-name="P5"><text:s text:c="8"/>System.out.println("Usando o adaptador para traduzir texto de " + idiomaOrigem + " para " + idiomaDestino);</text:p>
      <text:p text:style-name="P5"><text:s text:c="8"/>return servicoTraducaoExterno.translate(texto, idiomaOrigem, idiomaDestino);</text:p>
      <text:p text:style-name="P5"><text:s text:c="4"/>}</text:p>
      <text:p text:style-name="P5">}</text:p>
      <text:p text:style-name="P5"/>
      <text:p text:style-name="P5">public class Main {</text:p>
      <text:p text:style-name="P5"><text:s text:c="4"/>public static void main(String[] args) {</text:p>
      <text:p text:style-name="P5"><text:s text:c="8"/>ServicoTraducaoTerceiro servicoTraducao = new AdaptadorServicoTraducao();</text:p>
      <text:p text:style-name="P5"/>
      <text:p text:style-name="P5"><text:s text:c="8"/>String textoTraduzido = servicoTraducao.traduzir("Hello, world!", "en", "fr");</text:p>
      <text:p text:style-name="P5"><text:s text:c="8"/>System.out.println("Texto traduzido: " + textoTraduzido);</text:p>
      <text:p text:style-name="P5"><text:s text:c="4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Factory method 1</text:p>
      <text:p text:style-name="P6"/>
      <text:p text:style-name="P6">public interface Personagem {</text:p>
      <text:p text:style-name="P6"><text:s text:c="4"/>void atacar();</text:p>
      <text:p text:style-name="P6"><text:s text:c="4"/>void defender();</text:p>
      <text:p text:style-name="P6">}</text:p>
      <text:p text:style-name="P6"/>
      <text:p text:style-name="P6"/>
      <text:p text:style-name="P6"/>
      <text:p text:style-name="P6">public class Guerreiro implements Personagem {</text:p>
      <text:p text:style-name="P6"><text:s text:c="4"/>@Override</text:p>
      <text:p text:style-name="P6"><text:s text:c="4"/>public void atacar() {</text:p>
      <text:p text:style-name="P6"><text:s text:c="8"/>System.out.println("O Guerreiro ataca com sua espada!");</text:p>
      <text:p text:style-name="P6"><text:s text:c="4"/>}</text:p>
      <text:p text:style-name="P6"/>
      <text:p text:style-name="P6"><text:s text:c="4"/>@Override</text:p>
      <text:p text:style-name="P6"><text:s text:c="4"/>public void defender() {</text:p>
      <text:p text:style-name="P6"><text:s text:c="8"/>System.out.println("O Guerreiro se defende com seu escudo!");</text:p>
      <text:p text:style-name="P6"><text:s text:c="4"/>}</text:p>
      <text:p text:style-name="P6">}</text:p>
      <text:p text:style-name="P6"/>
      <text:p text:style-name="P6">public class Mago implements Personagem {</text:p>
      <text:p text:style-name="P6"><text:s text:c="4"/>@Override</text:p>
      <text:p text:style-name="P6"><text:s text:c="4"/>public void atacar() {</text:p>
      <text:p text:style-name="P6"><text:s text:c="8"/>System.out.println("O Mago lança um feitiço mágico!");</text:p>
      <text:p text:style-name="P6"><text:s text:c="4"/>}</text:p>
      <text:p text:style-name="P6"/>
      <text:p text:style-name="P6"><text:s text:c="4"/>@Override</text:p>
      <text:p text:style-name="P6"><text:s text:c="4"/>public void defender() {</text:p>
      <text:p text:style-name="P6"><text:s text:c="8"/>System.out.println("O Mago se defende com um escudo mágico!");</text:p>
      <text:p text:style-name="P6"><text:s text:c="4"/>}</text:p>
      <text:p text:style-name="P6">}</text:p>
      <text:p text:style-name="P6"/>
      <text:p text:style-name="P6"/>
      <text:p text:style-name="P6">public abstract class FabricaPersonagem {</text:p>
      <text:p text:style-name="P6"><text:s text:c="4"/>public abstract Personagem criarPersonagem();</text:p>
      <text:p text:style-name="P6"/>
      <text:p text:style-name="P6"><text:s text:c="4"/>public void jogar() {</text:p>
      <text:p text:style-name="P6"><text:s text:c="8"/>Personagem personagem = criarPersonagem();</text:p>
      <text:p text:style-name="P6"><text:s text:c="8"/>personagem.atacar();</text:p>
      <text:p text:style-name="P6"><text:s text:c="8"/>personagem.defender();</text:p>
      <text:p text:style-name="P6"><text:s text:c="4"/>}</text:p>
      <text:p text:style-name="P6">}</text:p>
      <text:p text:style-name="P6"/>
      <text:p text:style-name="P6"/>
      <text:p text:style-name="P6">public class FabricaGuerreiro extends FabricaPersonagem {</text:p>
      <text:p text:style-name="P6"><text:s text:c="4"/>@Override</text:p>
      <text:p text:style-name="P6"><text:s text:c="4"/>public Personagem criarPersonagem() {</text:p>
      <text:p text:style-name="P6"><text:s text:c="8"/>return new Guerreiro();</text:p>
      <text:p text:style-name="P6"><text:s text:c="4"/>}</text:p>
      <text:p text:style-name="P6">}</text:p>
      <text:p text:style-name="P6"/>
      <text:p text:style-name="P6"><text:soft-page-break/>public class FabricaMago extends FabricaPersonagem {</text:p>
      <text:p text:style-name="P6"><text:s text:c="4"/>@Override</text:p>
      <text:p text:style-name="P6"><text:s text:c="4"/>public Personagem criarPersonagem() {</text:p>
      <text:p text:style-name="P6"><text:s text:c="8"/>return new Mago();</text:p>
      <text:p text:style-name="P6"><text:s text:c="4"/>}</text:p>
      <text:p text:style-name="P6">}</text:p>
      <text:p text:style-name="P6"/>
      <text:p text:style-name="P6"/>
      <text:p text:style-name="P6"/>
      <text:p text:style-name="P6">public class Main {</text:p>
      <text:p text:style-name="P6"><text:s text:c="4"/>public static void main(String[] args) {</text:p>
      <text:p text:style-name="P6"><text:s text:c="8"/>FabricaPersonagem fabricaGuerreiro = new FabricaGuerreiro();</text:p>
      <text:p text:style-name="P6"><text:s text:c="8"/>FabricaPersonagem fabricaMago = new FabricaMago();</text:p>
      <text:p text:style-name="P6"/>
      <text:p text:style-name="P6"><text:s text:c="8"/>System.out.println("Jogando com um Guerreiro:");</text:p>
      <text:p text:style-name="P6"><text:s text:c="8"/>fabricaGuerreiro.jogar();</text:p>
      <text:p text:style-name="P6"/>
      <text:p text:style-name="P6"><text:s text:c="8"/>System.out.println("\nJogando com um Mago:");</text:p>
      <text:p text:style-name="P6"><text:s text:c="8"/>fabricaMago.jogar();</text:p>
      <text:p text:style-name="P6"><text:s text:c="4"/>}</text:p>
      <text:p text:style-name="P6">}</text:p>
      <text:p text:style-name="P6"/>
      <text:p text:style-name="P6"/>
      <text:p text:style-name="P10">Factory method 2</text:p>
      <text:p text:style-name="P6"/>
      <text:p text:style-name="P6">public interface Veiculo {</text:p>
      <text:p text:style-name="P6"><text:s text:c="4"/>void montar();</text:p>
      <text:p text:style-name="P6"><text:s text:c="4"/>void pintar();</text:p>
      <text:p text:style-name="P6">}</text:p>
      <text:p text:style-name="P6"/>
      <text:p text:style-name="P6"/>
      <text:p text:style-name="P6">public class Carro implements Veiculo {</text:p>
      <text:p text:style-name="P6"><text:s text:c="4"/>@Override</text:p>
      <text:p text:style-name="P6"><text:s text:c="4"/>public void montar() {</text:p>
      <text:p text:style-name="P6"><text:s text:c="8"/>System.out.println("Montando um carro.");</text:p>
      <text:p text:style-name="P6"><text:s text:c="4"/>}</text:p>
      <text:p text:style-name="P6"/>
      <text:p text:style-name="P6"><text:s text:c="4"/>@Override</text:p>
      <text:p text:style-name="P6"><text:s text:c="4"/>public void pintar() {</text:p>
      <text:p text:style-name="P6"><text:s text:c="8"/>System.out.println("Pintando o carro.");</text:p>
      <text:p text:style-name="P6"><text:s text:c="4"/>}</text:p>
      <text:p text:style-name="P6">}</text:p>
      <text:p text:style-name="P6"/>
      <text:p text:style-name="P6">public class Bicicleta implements Veiculo {</text:p>
      <text:p text:style-name="P6"><text:s text:c="4"/>@Override</text:p>
      <text:p text:style-name="P6"><text:s text:c="4"/>public void montar() {</text:p>
      <text:p text:style-name="P6"><text:s text:c="8"/>System.out.println("Montando uma bicicleta.");</text:p>
      <text:p text:style-name="P6"><text:s text:c="4"/>}</text:p>
      <text:p text:style-name="P6"/>
      <text:p text:style-name="P6"><text:s text:c="4"/>@Override</text:p>
      <text:p text:style-name="P6"><text:s text:c="4"/>public void pintar() {</text:p>
      <text:p text:style-name="P6"><text:s text:c="8"/>System.out.println("Pintando a bicicleta.");</text:p>
      <text:p text:style-name="P6"><text:s text:c="4"/>}</text:p>
      <text:p text:style-name="P6">}</text:p>
      <text:p text:style-name="P6"/>
      <text:p text:style-name="P6">public interface FabricaVeiculo {</text:p>
      <text:p text:style-name="P6"><text:s text:c="4"/>Veiculo criarVeiculo();</text:p>
      <text:p text:style-name="P6">}</text:p>
      <text:p text:style-name="P6"/>
      <text:p text:style-name="P6">public class FabricaCarro implements FabricaVeiculo {</text:p>
      <text:p text:style-name="P6"><text:s text:c="4"/>@Override</text:p>
      <text:p text:style-name="P6"><text:s text:c="4"/>public Veiculo criarVeiculo() {</text:p>
      <text:p text:style-name="P6"><text:s text:c="8"/>return new Carro();</text:p>
      <text:p text:style-name="P6"><text:s text:c="4"/>}</text:p>
      <text:p text:style-name="P6">}</text:p>
      <text:p text:style-name="P6"/>
      <text:p text:style-name="P6">public class FabricaBicicleta implements FabricaVeiculo {</text:p>
      <text:p text:style-name="P6"><text:s text:c="4"/>@Override</text:p>
      <text:p text:style-name="P6"><text:s text:c="4"/>public Veiculo criarVeiculo() {</text:p>
      <text:p text:style-name="P6"><text:s text:c="8"/>return new Bicicleta();</text:p>
      <text:p text:style-name="P6"><text:s text:c="4"/>}</text:p>
      <text:p text:style-name="P6">}</text:p>
      <text:p text:style-name="P6"/>
      <text:p text:style-name="P6"/>
      <text:p text:style-name="P6"/>
      <text:p text:style-name="P6"><text:soft-page-break/>public class Main {</text:p>
      <text:p text:style-name="P6"><text:s text:c="4"/>public static void main(String[] args) {</text:p>
      <text:p text:style-name="P6"><text:s text:c="8"/>FabricaVeiculo fabricaCarro = new FabricaCarro();</text:p>
      <text:p text:style-name="P6"><text:s text:c="8"/>FabricaVeiculo fabricaBicicleta = new FabricaBicicleta();</text:p>
      <text:p text:style-name="P6"/>
      <text:p text:style-name="P6"><text:s text:c="8"/>Veiculo meuCarro = fabricaCarro.criarVeiculo();</text:p>
      <text:p text:style-name="P6"><text:s text:c="8"/>Veiculo minhaBicicleta = fabricaBicicleta.criarVeiculo();</text:p>
      <text:p text:style-name="P6"/>
      <text:p text:style-name="P6"><text:s text:c="8"/>meuCarro.montar();</text:p>
      <text:p text:style-name="P6"><text:s text:c="8"/>meuCarro.pintar();</text:p>
      <text:p text:style-name="P6"/>
      <text:p text:style-name="P6"><text:s text:c="8"/>minhaBicicleta.montar();</text:p>
      <text:p text:style-name="P6"><text:s text:c="8"/>minhaBicicleta.pintar();</text:p>
      <text:p text:style-name="P6"><text:s text:c="4"/>}</text:p>
      <text:p text:style-name="P6">}</text:p>
      <text:p text:style-name="P20">Iterator </text:p>
      <text:p text:style-name="P17"/>
      <text:p text:style-name="P18">Observem que somente foi implementado o next e o hasNext em um árvore de nós (node), onde cada nó é binário onde se tem um valor e um endereço de um nó a esquerda e a direita.</text:p>
      <text:p text:style-name="P17"/>
      <text:p text:style-name="P17">public interface Iterador&lt;T&gt; {</text:p>
      <text:p text:style-name="P17"><text:s text:c="4"/>T next();</text:p>
      <text:p text:style-name="P17"><text:s text:c="4"/>boolean hasNext();</text:p>
      <text:p text:style-name="P17">}</text:p>
      <text:p text:style-name="P17"/>
      <text:p text:style-name="P17"/>
      <text:p text:style-name="P17">public class Node&lt;T&gt; {</text:p>
      <text:p text:style-name="P17"><text:s text:c="4"/>private T data;</text:p>
      <text:p text:style-name="P17"><text:s text:c="4"/>private Node&lt;T&gt; left;</text:p>
      <text:p text:style-name="P17"><text:s text:c="4"/>private Node&lt;T&gt; right;</text:p>
      <text:p text:style-name="P17"/>
      <text:p text:style-name="P17"><text:s text:c="4"/>public Node(T data) {</text:p>
      <text:p text:style-name="P17"><text:s text:c="8"/>this.data = data;</text:p>
      <text:p text:style-name="P17"><text:s text:c="8"/>this.left = null;</text:p>
      <text:p text:style-name="P17"><text:s text:c="8"/>this.right = null;</text:p>
      <text:p text:style-name="P17"><text:s text:c="4"/>}</text:p>
      <text:p text:style-name="P17"/>
      <text:p text:style-name="P17"><text:s text:c="4"/>public T getData() {</text:p>
      <text:p text:style-name="P17"><text:s text:c="8"/>return data;</text:p>
      <text:p text:style-name="P17"><text:s text:c="4"/>}</text:p>
      <text:p text:style-name="P17"/>
      <text:p text:style-name="P17"><text:s text:c="4"/>public Node&lt;T&gt; getLeft() {</text:p>
      <text:p text:style-name="P17"><text:s text:c="8"/>return left;</text:p>
      <text:p text:style-name="P17"><text:s text:c="4"/>}</text:p>
      <text:p text:style-name="P17"/>
      <text:p text:style-name="P17"><text:s text:c="4"/>public void setLeft(Node&lt;T&gt; left) {</text:p>
      <text:p text:style-name="P17"><text:s text:c="8"/>this.left = left;</text:p>
      <text:p text:style-name="P17"><text:s text:c="4"/>}</text:p>
      <text:p text:style-name="P17"/>
      <text:p text:style-name="P17"><text:s text:c="4"/>public Node&lt;T&gt; getRight() {</text:p>
      <text:p text:style-name="P17"><text:s text:c="8"/>return right;</text:p>
      <text:p text:style-name="P17"><text:s text:c="4"/>}</text:p>
      <text:p text:style-name="P17"/>
      <text:p text:style-name="P17"><text:s text:c="4"/>public void setRight(Node&lt;T&gt; right) {</text:p>
      <text:p text:style-name="P17"><text:s text:c="8"/>this.right = right;</text:p>
      <text:p text:style-name="P17"><text:s text:c="4"/>}</text:p>
      <text:p text:style-name="P17">}</text:p>
      <text:p text:style-name="P17"/>
      <text:p text:style-name="P17">public class Arvore&lt;T&gt; {</text:p>
      <text:p text:style-name="P17"><text:s text:c="4"/>private Node&lt;T&gt; raiz;</text:p>
      <text:p text:style-name="P17"/>
      <text:p text:style-name="P17"><text:s text:c="4"/>public Arvore(Node&lt;T&gt; raiz) {</text:p>
      <text:p text:style-name="P17"><text:s text:c="8"/>this.raiz = raiz;</text:p>
      <text:p text:style-name="P17"><text:s text:c="4"/>}</text:p>
      <text:p text:style-name="P17"/>
      <text:p text:style-name="P17"><text:s text:c="4"/>public Iterador&lt;T&gt; criarIterator() {</text:p>
      <text:p text:style-name="P17"><text:s text:c="8"/>return new ArvoreIterator&lt;&gt;(raiz);</text:p>
      <text:p text:style-name="P17"><text:soft-page-break/><text:s text:c="4"/>}</text:p>
      <text:p text:style-name="P17">}</text:p>
      <text:p text:style-name="P17"/>
      <text:p text:style-name="P17"/>
      <text:p text:style-name="P17">public class ArvoreIterator&lt;T&gt; implements Iterador&lt;T&gt; {</text:p>
      <text:p text:style-name="P17"><text:s text:c="4"/>private Node&lt;T&gt; raiz;</text:p>
      <text:p text:style-name="P17"><text:s text:c="4"/>private Node&lt;T&gt; proximo;</text:p>
      <text:p text:style-name="P17"/>
      <text:p text:style-name="P17"><text:s text:c="4"/>public ArvoreIterator(Node&lt;T&gt; raiz) {</text:p>
      <text:p text:style-name="P17"><text:s text:c="8"/>this.raiz = raiz;</text:p>
      <text:p text:style-name="P17"><text:s text:c="8"/>this.proximo = encontrarMenor(raiz);</text:p>
      <text:p text:style-name="P17"><text:s text:c="4"/>}</text:p>
      <text:p text:style-name="P17"/>
      <text:p text:style-name="P17"><text:s text:c="4"/>private Node&lt;T&gt; encontrarMenor(Node&lt;T&gt; node) {</text:p>
      <text:p text:style-name="P17"><text:s text:c="8"/>if (node.getLeft() != null) {</text:p>
      <text:p text:style-name="P17"><text:s text:c="12"/>return encontrarMenor(node.getLeft());</text:p>
      <text:p text:style-name="P17"><text:s text:c="8"/>}</text:p>
      <text:p text:style-name="P17"><text:s text:c="8"/>return node;</text:p>
      <text:p text:style-name="P17"><text:s text:c="4"/>}</text:p>
      <text:p text:style-name="P17"/>
      <text:p text:style-name="P17"><text:s text:c="4"/>@Override</text:p>
      <text:p text:style-name="P17"><text:s text:c="4"/>public T next() {</text:p>
      <text:p text:style-name="P17"><text:s text:c="8"/>if (!hasNext()) {</text:p>
      <text:p text:style-name="P17"><text:s text:c="12"/>return null;</text:p>
      <text:p text:style-name="P17"><text:s text:c="8"/>}</text:p>
      <text:p text:style-name="P17"/>
      <text:p text:style-name="P17"><text:s text:c="8"/>Node&lt;T&gt; atual = proximo;</text:p>
      <text:p text:style-name="P17"><text:s text:c="8"/>proximo = encontrarSucessor(proximo);</text:p>
      <text:p text:style-name="P17"><text:s text:c="8"/>return atual.getData();</text:p>
      <text:p text:style-name="P17"><text:s text:c="4"/>}</text:p>
      <text:p text:style-name="P17"/>
      <text:p text:style-name="P17"><text:s text:c="4"/>private Node&lt;T&gt; encontrarSucessor(Node&lt;T&gt; node) {</text:p>
      <text:p text:style-name="P17"><text:s text:c="8"/>if (node.getRight() != null) {</text:p>
      <text:p text:style-name="P17"><text:s text:c="12"/>return encontrarMenor(node.getRight());</text:p>
      <text:p text:style-name="P17"><text:s text:c="8"/>}</text:p>
      <text:p text:style-name="P17"><text:s text:c="8"/>Node&lt;T&gt; pai = encontrarPai(raiz, node);</text:p>
      <text:p text:style-name="P17"><text:s text:c="8"/>while (pai != null &amp;&amp; node == pai.getRight()) {</text:p>
      <text:p text:style-name="P17"><text:s text:c="12"/>node = pai;</text:p>
      <text:p text:style-name="P17"><text:s text:c="12"/>pai = encontrarPai(raiz, pai);</text:p>
      <text:p text:style-name="P17"><text:s text:c="8"/>}</text:p>
      <text:p text:style-name="P17"><text:s text:c="8"/>return pai;</text:p>
      <text:p text:style-name="P17"><text:s text:c="4"/>}</text:p>
      <text:p text:style-name="P17"/>
      <text:p text:style-name="P17"><text:s text:c="4"/>private Node&lt;T&gt; encontrarPai(Node&lt;T&gt; raiz, Node&lt;T&gt; node) {</text:p>
      <text:p text:style-name="P17"><text:s text:c="8"/>if (raiz == null || raiz == node) {</text:p>
      <text:p text:style-name="P17"><text:s text:c="12"/>return null;</text:p>
      <text:p text:style-name="P17"><text:s text:c="8"/>}</text:p>
      <text:p text:style-name="P17"><text:s text:c="8"/>if (raiz.getLeft() == node || raiz.getRight() == node) {</text:p>
      <text:p text:style-name="P17"><text:s text:c="12"/>return raiz;</text:p>
      <text:p text:style-name="P17"><text:s text:c="8"/>}</text:p>
      <text:p text:style-name="P17"><text:s text:c="8"/>if (node.getData().hashCode() &lt; raiz.getData().hashCode()) {</text:p>
      <text:p text:style-name="P17"><text:s text:c="12"/>return encontrarPai(raiz.getLeft(), node);</text:p>
      <text:p text:style-name="P17"><text:soft-page-break/><text:s text:c="8"/>}</text:p>
      <text:p text:style-name="P17"><text:s text:c="8"/>return encontrarPai(raiz.getRight(), node);</text:p>
      <text:p text:style-name="P17"><text:s text:c="4"/>}</text:p>
      <text:p text:style-name="P17"/>
      <text:p text:style-name="P17"><text:s text:c="4"/>@Override</text:p>
      <text:p text:style-name="P17"><text:s text:c="4"/>public boolean hasNext() {</text:p>
      <text:p text:style-name="P17"><text:s text:c="8"/>return proximo != null;</text:p>
      <text:p text:style-name="P17"><text:s text:c="4"/>}</text:p>
      <text:p text:style-name="P17">}</text:p>
      <text:p text:style-name="P17"/>
      <text:p text:style-name="P17"/>
      <text:p text:style-name="P17">public class Main {</text:p>
      <text:p text:style-name="P17"><text:s text:c="4"/>public static void main(String[] args) {</text:p>
      <text:p text:style-name="P17"><text:s text:c="8"/>// Cria uma árvore de números inteiros</text:p>
      <text:p text:style-name="P17"><text:s text:c="8"/>Node&lt;Integer&gt; raizInteiro = new Node&lt;&gt;(2);</text:p>
      <text:p text:style-name="P17"><text:s text:c="8"/>raizInteiro.setLeft(new Node&lt;&gt;(1));</text:p>
      <text:p text:style-name="P17"><text:s text:c="8"/>raizInteiro.setRight(new Node&lt;&gt;(3));</text:p>
      <text:p text:style-name="P17"><text:s text:c="8"/>Arvore&lt;Integer&gt; arvoreInteiro = new Arvore&lt;&gt;(raizInteiro);</text:p>
      <text:p text:style-name="P17"/>
      <text:p text:style-name="P17"><text:s text:c="8"/>Iterador&lt;Integer&gt; iteratorInteiro = arvoreInteiro.criarIterator();</text:p>
      <text:p text:style-name="P17"><text:s text:c="8"/>while (iteratorInteiro.hasNext()) {</text:p>
      <text:p text:style-name="P17"><text:s text:c="12"/>System.out.println("Número: " + iteratorInteiro.next());</text:p>
      <text:p text:style-name="P17"><text:s text:c="8"/>}</text:p>
      <text:p text:style-name="P17"/>
      <text:p text:style-name="P17"><text:s text:c="8"/>// Cria uma árvore de strings</text:p>
      <text:p text:style-name="P17"><text:s text:c="8"/>Node&lt;String&gt; raizString = new Node&lt;&gt;("B");</text:p>
      <text:p text:style-name="P17"><text:s text:c="8"/>raizString.setLeft(new Node&lt;&gt;("A"));</text:p>
      <text:p text:style-name="P17"><text:s text:c="8"/>raizString.setRight(new Node&lt;&gt;("C"));</text:p>
      <text:p text:style-name="P17"><text:s text:c="8"/>Arvore&lt;String&gt; arvoreString = new Arvore&lt;&gt;(raizString);</text:p>
      <text:p text:style-name="P17"/>
      <text:p text:style-name="P17"><text:s text:c="8"/>Iterador&lt;String&gt; iteratorString = arvoreString.criarIterator();</text:p>
      <text:p text:style-name="P17"><text:s text:c="8"/>while (iteratorString.hasNext()) {</text:p>
      <text:p text:style-name="P17"><text:s text:c="12"/>System.out.println("String: " + iteratorString.next());</text:p>
      <text:p text:style-name="P17"><text:s text:c="8"/>}</text:p>
      <text:p text:style-name="P17"><text:s text:c="4"/>}</text:p>
      <text:p text:style-name="P17">}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31T10:58:26</meta:creation-date>
    <dc:date>2023-11-07T09:55:41.026000000</dc:date>
    <meta:editing-duration>PT2H35M58S</meta:editing-duration>
    <meta:editing-cycles>5</meta:editing-cycles>
    <meta:generator>LibreOffice/6.3.0.4$Windows_X86_64 LibreOffice_project/057fc023c990d676a43019934386b85b21a9ee99</meta:generator>
    <meta:print-date>2023-11-06T10:06:39.543000000</meta:print-date>
    <meta:document-statistic meta:table-count="0" meta:image-count="0" meta:object-count="0" meta:page-count="20" meta:paragraph-count="620" meta:word-count="2054" meta:character-count="19284" meta:non-whitespace-character-count="15033"/>
  </office:meta>
</office:document-meta>
</file>